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ba18c" officeooo:paragraph-rsid="001ba18c"/>
    </style:style>
    <style:style style:name="P8" style:family="paragraph" style:parent-style-name="Text_20_body">
      <style:text-properties style:font-name="Courier 10 Pitch" officeooo:rsid="001ed617" officeooo:paragraph-rsid="001ed617"/>
    </style:style>
    <style:style style:name="P9" style:family="paragraph" style:parent-style-name="Text_20_body">
      <style:text-properties style:font-name="Courier 10 Pitch" officeooo:paragraph-rsid="00259153"/>
    </style:style>
    <style:style style:name="P10" style:family="paragraph" style:parent-style-name="Text_20_body">
      <style:paragraph-properties fo:text-align="center" style:justify-single-word="false"/>
      <style:text-properties style:font-name="Courier 10 Pitch" officeooo:paragraph-rsid="00259153"/>
    </style:style>
    <style:style style:name="P11" style:family="paragraph" style:parent-style-name="Text_20_body">
      <style:text-properties style:font-name="Courier 10 Pitch" officeooo:rsid="00259153" officeooo:paragraph-rsid="00259153"/>
    </style:style>
    <style:style style:name="P12" style:family="paragraph" style:parent-style-name="Text_20_body">
      <style:text-properties style:font-name="Courier 10 Pitch" officeooo:paragraph-rsid="00269a2e"/>
    </style:style>
    <style:style style:name="P13" style:family="paragraph" style:parent-style-name="Text_20_body">
      <style:text-properties officeooo:rsid="00269a2e" officeooo:paragraph-rsid="00269a2e" fo:background-color="#ffff00"/>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text-properties style:font-name="Courier 10 Pitch"/>
    </style:style>
    <style:style style:name="P17" style:family="paragraph" style:parent-style-name="Text_20_body">
      <style:text-properties style:font-name="Courier 10 Pitch" officeooo:rsid="00163cc4" officeooo:paragraph-rsid="001c1ad4"/>
    </style:style>
    <style:style style:name="P18" style:family="paragraph" style:parent-style-name="Text_20_body">
      <style:text-properties style:font-name="Courier 10 Pitch" officeooo:rsid="00163cc4" officeooo:paragraph-rsid="00163cc4"/>
    </style:style>
    <style:style style:name="P19" style:family="paragraph" style:parent-style-name="Text_20_body">
      <style:text-properties style:font-name="Courier 10 Pitch" officeooo:rsid="001c1ad4" officeooo:paragraph-rsid="001c1ad4"/>
    </style:style>
    <style:style style:name="P20" style:family="paragraph" style:parent-style-name="Text_20_body">
      <style:text-properties style:font-name="Courier 10 Pitch" officeooo:rsid="00230c1d" officeooo:paragraph-rsid="00269a2e"/>
    </style:style>
    <style:style style:name="P21" style:family="paragraph" style:parent-style-name="Text_20_body">
      <style:paragraph-properties fo:text-align="start" style:justify-single-word="false"/>
      <style:text-properties style:font-name="Courier 10 Pitch" officeooo:paragraph-rsid="00336208" fo:background-color="#ffff00"/>
    </style:style>
    <style:style style:name="P22" style:family="paragraph" style:parent-style-name="Text_20_body">
      <style:text-properties style:font-name="Courier 10 Pitch" officeooo:rsid="00368934" officeooo:paragraph-rsid="00368934" fo:background-color="#ffff00"/>
    </style:style>
    <style:style style:name="P23" style:family="paragraph" style:parent-style-name="Text_20_body">
      <style:text-properties style:font-name="Courier 10 Pitch" officeooo:rsid="0024a213" officeooo:paragraph-rsid="0024a213"/>
    </style:style>
    <style:style style:name="P24" style:family="paragraph" style:parent-style-name="Text_20_body">
      <style:text-properties style:font-name="Courier 10 Pitch" officeooo:rsid="0029d7c7" officeooo:paragraph-rsid="0029d7c7"/>
    </style:style>
    <style:style style:name="P25" style:family="paragraph" style:parent-style-name="Text_20_body">
      <style:text-properties style:font-name="Courier 10 Pitch" officeooo:rsid="001ba18c" officeooo:paragraph-rsid="001ba18c"/>
    </style:style>
    <style:style style:name="P26" style:family="paragraph" style:parent-style-name="Text_20_body">
      <style:text-properties style:font-name="Courier 10 Pitch" style:text-underline-style="solid" style:text-underline-width="auto" style:text-underline-color="font-color"/>
    </style:style>
    <style:style style:name="P27" style:family="paragraph" style:parent-style-name="Text_20_body">
      <style:text-properties style:font-name="Courier 10 Pitch" officeooo:paragraph-rsid="0031a0a0"/>
    </style:style>
    <style:style style:name="P28" style:family="paragraph" style:parent-style-name="Text_20_body">
      <style:text-properties fo:color="#ffffff" style:font-name="Courier 10 Pitch" officeooo:rsid="001c1ad4" officeooo:paragraph-rsid="001c1ad4" fo:background-color="#800080"/>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fo:background-color="#ffff00"/>
    </style:style>
    <style:style style:name="T5" style:family="text">
      <style:text-properties officeooo:rsid="00306a81" fo:background-color="#ffff00"/>
    </style:style>
    <style:style style:name="T6" style:family="text">
      <style:text-properties officeooo:rsid="0036860c" fo:background-color="#ffff00"/>
    </style:style>
    <style:style style:name="T7" style:family="text">
      <style:text-properties officeooo:rsid="00269a2e"/>
    </style:style>
    <style:style style:name="T8" style:family="text">
      <style:text-properties officeooo:rsid="0027b6a9"/>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306a81"/>
    </style:style>
    <style:style style:name="T12" style:family="text">
      <style:text-properties officeooo:rsid="0031a0a0"/>
    </style:style>
    <style:style style:name="T13" style:family="text">
      <style:text-properties officeooo:rsid="0034cdd8"/>
    </style:style>
    <style:style style:name="T14" style:family="text">
      <style:text-properties officeooo:rsid="00368f3e"/>
    </style:style>
    <style:style style:name="T15" style:family="text">
      <style:text-properties officeooo:rsid="00375c1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3"/>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14"><text:a xlink:type="simple" xlink:href="#__RefHeading__210_725586611" text:style-name="Index_20_Link" text:visited-style-name="Index_20_Link">Utilisation<text:tab/>1</text:a></text:p>
          <text:p text:style-name="P14"><text:a xlink:type="simple" xlink:href="#__RefHeading__212_725586611" text:style-name="Index_20_Link" text:visited-style-name="Index_20_Link">Fonctionnalités du programme<text:tab/>3</text:a></text:p>
          <text:p text:style-name="P14"><text:a xlink:type="simple" xlink:href="#__RefHeading__214_725586611" text:style-name="Index_20_Link" text:visited-style-name="Index_20_Link">Choix d'implémentation<text:tab/>4</text:a></text:p>
          <text:p text:style-name="P14"><text:a xlink:type="simple" xlink:href="#__RefHeading__216_725586611" text:style-name="Index_20_Link" text:visited-style-name="Index_20_Link">Répartition du travail<text:tab/>4</text:a></text:p>
          <text:p text:style-name="P14"><text:a xlink:type="simple" xlink:href="#__RefHeading__218_725586611" text:style-name="Index_20_Link" text:visited-style-name="Index_20_Link">Démarche<text:tab/>4</text:a></text:p>
          <text:p text:style-name="P14"><text:a xlink:type="simple" xlink:href="#__RefHeading__420_2109789138" text:style-name="Index_20_Link" text:visited-style-name="Index_20_Link">Annexe<text:tab/>5</text:a></text:p>
          <text:p text:style-name="P15"><text:a xlink:type="simple" xlink:href="#__RefHeading__410_2109789138" text:style-name="Index_20_Link" text:visited-style-name="Index_20_Link">Pseudo-code de netanalyser<text:tab/>5</text:a></text:p>
        </text:index-body>
      </text:table-of-content>
      <text:p text:style-name="P21">/!\ PAS OUBLIER DE METTRE A JOUR LA TABLE DES MATIERES AVANT D'EXPORTER EN PDF /!\</text:p>
      <text:h text:style-name="Heading_20_1" text:outline-level="1"><text:bookmark-start text:name="__RefHeading__210_725586611"/>Utilisation<text:bookmark-end text:name="__RefHeading__210_725586611"/></text:h>
      <text:p text:style-name="P5"/>
      <text:p text:style-name="P9">Afin d'utiliser le programme, il suffit d<text:span text:style-name="T13">e renseigner</text:span> sur la ligne de commande :</text:p>
      <text:p text:style-name="P10">./netanalyser &lt;nom_de_domaine&gt;|&lt;adresse_ipv4&gt;<text:line-break/></text:p>
      <text:p text:style-name="P11"><text:span text:style-name="T9">Les options d'exécution (ping) sont</text:span> :</text:p>
      <text:p text:style-name="P11">-i|--frequency</text:p>
      <text:p text:style-name="P9">argument : int &gt;0</text:p>
      <text:p text:style-name="P11">(<text:span text:style-name="T4">- - - fréquence de renvoi de </text:span><text:span text:style-name="T5">sonde</text:span><text:span text:style-name="T4">?</text:span>)</text:p>
      <text:p text:style-name="P11"/>
      <text:p text:style-name="P11">-t|--ttl</text:p>
      <text:p text:style-name="P9">argument : int &gt;0</text:p>
      <text:p text:style-name="P11">(valeur du T<text:span text:style-name="T11">T</text:span>L de la sonde)</text:p>
      <text:p text:style-name="P11"/>
      <text:p text:style-name="P11"><text:soft-page-break/>-W|--wait</text:p>
      <text:p text:style-name="P9">argument : int &gt;0</text:p>
      <text:p text:style-name="P11">(<text:span text:style-name="T4">- - - <text:s/>temps d'attente entre chaque renvoi?</text:span>)</text:p>
      <text:p text:style-name="P9"/>
      <text:p text:style-name="P11">-A|--attempts</text:p>
      <text:p text:style-name="P9">argument : int &gt;0</text:p>
      <text:p text:style-name="P11">(nombre de tentatives en cas d'erreur)</text:p>
      <text:p text:style-name="P11"/>
      <text:p text:style-name="P11">-d|--threshold</text:p>
      <text:p text:style-name="P9">argument : int &gt;0</text:p>
      <text:p text:style-name="P11">(valeur du seuil<text:span text:style-name="T4">... ??</text:span>)</text:p>
      <text:p text:style-name="P9"/>
      <text:p text:style-name="P26">Les options d'exécution <text:span text:style-name="T3">(traceroute) </text:span>sont<text:span text:style-name="T10"> :</text:span></text:p>
      <text:p text:style-name="P5">-b|--probe </text:p>
      <text:p text:style-name="P5">argument : i(cmp)|u(dp)|t(cp) <text:line-break/>(protocole à utiliser pour l'envoi d'une sonde)</text:p>
      <text:p text:style-name="P5"/>
      <text:p text:style-name="P5">-m|--maxttl </text:p>
      <text:p text:style-name="P5">argument : int &gt;0</text:p>
      <text:p text:style-name="P5">(valeur du TTL maximum de la sonde)</text:p>
      <text:p text:style-name="P5"/>
      <text:p text:style-name="P5">-n|--mi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out </text:p>
      <text:p text:style-name="P5">argument : int &gt;0</text:p>
      <text:p text:style-name="P5">(valeur du timeout lors de l'envoi d'une sonde)</text:p>
      <text:p text:style-name="P5"/>
      <text:p text:style-name="P5">-s|--send-timeout </text:p>
      <text:p text:style-name="P5">argument : int &gt;0</text:p>
      <text:p text:style-name="P5"><text:soft-page-break/>(valeur du timeout lors de la réception d<text:span text:style-name="T1">e données</text:span>)</text:p>
      <text:p text:style-name="P5"/>
      <text:p text:style-name="P5">-l|--log</text:p>
      <text:p text:style-name="P5">(active la rédaction du log)</text:p>
      <text:p text:style-name="P5"/>
      <text:p text:style-name="P5">-p|--port </text:p>
      <text:p text:style-name="P5">argument : int</text:p>
      <text:p text:style-name="P5">(numéro du port à utiliser par la sonde)</text:p>
      <text:p text:style-name="P5"/>
      <text:p text:style-name="P5">-a|--attempt </text:p>
      <text:p text:style-name="P5">argument : int &gt;0</text:p>
      <text:p text:style-name="P5">(nombre de tentatives en cas d'erreur à chaque saut)</text:p>
      <text:h text:style-name="Heading_20_1" text:outline-level="1"><text:bookmark-start text:name="__RefHeading__212_725586611"/>Fonctionnalités du programme<text:bookmark-end text:name="__RefHeading__212_725586611"/></text:h>
      <text:p text:style-name="Text_20_body"/>
      <text:p text:style-name="P5"><text:span text:style-name="T9">Fonctionnalité ping</text:span> :</text:p>
      <text:p text:style-name="P5"/>
      <text:p text:style-name="P22">- Envoi d'un message ICMP de type ECHO_REQUEST au domaine/adresse <text:span text:style-name="T15">(avec <text:s/>options éventuelles) </text:span>spécifié<text:span text:style-name="T15">s</text:span> lors de l'exécution, afin de tester la disponibilité du destinataire.<text:line-break/><text:line-break/>- Attente <text:span text:style-name="T14">en retour </text:span>du message ICMP de type ECHO_REPLY de la part du destinataire, exécution du traceroute et <text:span text:style-name="T14">boucle</text:span> d'envoi/réception de messages ICMP afin de garantir l<text:span text:style-name="T14">'integrité</text:span> de la liaison.<text:line-break/><text:line-break/>- <text:span text:style-name="T14">Lors d'un Ctrl+C, la boucle s'arrête et affiche les statistiques de perte de paquets.</text:span></text:p>
      <text:p text:style-name="P5"/>
      <text:p text:style-name="P27">→<text:span text:style-name="T12"> fichier main_traceroute.c</text:span></text:p>
      <text:p text:style-name="P27"/>
      <text:p text:style-name="P5"><text:span text:style-name="T9">Fonctionnalité traceroute</text:span> :</text:p>
      <text:p text:style-name="P5"/>
      <text:p text:style-name="P5"/>
      <text:p text:style-name="P5"/>
      <text:p text:style-name="P5">→<text:span text:style-name="T12"> fichier main_traceroute.c</text:span></text:p>
      <text:p text:style-name="P5"/>
      <text:p text:style-name="P5"><text:span text:style-name="T9">Fonction Reverse DNS</text:span> :</text:p>
      <text:p text:style-name="P5"/>
      <text:p text:style-name="P23"><text:soft-page-break/>permet la résolution d'un nom de domaine à partir de l'adresse IP passée en paramètre lors de l'exécution du programme, grâce au DNS<text:line-break/></text:p>
      <text:p text:style-name="P24">→ fonction « GetHostNameFromIP » localisée dans common.c</text:p>
      <text:h text:style-name="Heading_20_1" text:outline-level="1"><text:bookmark-start text:name="__RefHeading__214_725586611"/>Choix d'implémentation<text:bookmark-end text:name="__RefHeading__214_725586611"/></text:h>
      <text:p text:style-name="Text_20_body"/>
      <text:p text:style-name="P6"><text:span text:style-name="T9">Langage utilisé</text:span> : C</text:p>
      <text:p text:style-name="P6"/>
      <text:p text:style-name="P17"><text:span text:style-name="T9">Programmation modulaire</text:span> : traceroute et ping utilisent quelques fonctions communes, contenues dans common.c, mais fonctionnent indépendamment. </text:p>
      <text:p text:style-name="P17"/>
      <text:p text:style-name="P17">Il est possible de compiler traceroute ou ping pour s'en servir seuls :</text:p>
      <text:p text:style-name="P28">$ make main_traceroute &amp;&amp; ./traceroute &lt;domain&gt;</text:p>
      <text:p text:style-name="P28">$ make main_ping &amp;&amp; ./ping &lt;domain&gt;</text:p>
      <text:p text:style-name="P19">- mais également de compiler le programme netanalyser qui se sert des fonctions de traceroute et ping en même temps :</text:p>
      <text:p text:style-name="P28">$ make &amp;&amp; ./netanalyser &lt;domain&gt;</text:p>
      <text:p text:style-name="P7"/>
      <text:p text:style-name="P7">Par défaut, traceroute et ping utilisent le protocole ICMP.<text:line-break/><text:line-break/><text:span text:style-name="T6">IPv6 n'est pas géré par l'application.</text:span></text:p>
      <text:h text:style-name="Heading_20_1" text:outline-level="1"><text:bookmark-start text:name="__RefHeading__216_725586611"/>Répartition du travail<text:bookmark-end text:name="__RefHeading__216_725586611"/></text:h>
      <text:p text:style-name="P5"/>
      <text:p text:style-name="P5">Les tâches ont été réparties comme suit :</text:p>
      <text:p text:style-name="P5"/>
      <text:p text:style-name="P5"><text:span text:style-name="T9">Valéry</text:span> : ping ICMP, rapport</text:p>
      <text:p text:style-name="P5"/>
      <text:p text:style-name="P5"><text:span text:style-name="T9">Timothée</text:span> : traceroute ICMP&amp;UDP, Reverse DNS, rapport</text:p>
      <text:p text:style-name="P5"/>
      <text:p text:style-name="P5"><text:span text:style-name="T9">Thomas</text:span> : traceroute TCP, rapport, ping UDP&amp;TCP</text:p>
      <text:h text:style-name="Heading_20_1" text:outline-level="1"><text:bookmark-start text:name="__RefHeading__218_725586611"/>Démarche<text:bookmark-end text:name="__RefHeading__218_725586611"/></text:h>
      <text:p text:style-name="P5">//Gestion du temps de travail, difficultés pour chacun</text:p>
      <text:p text:style-name="P5"><text:span text:style-name="T9">Timothée</text:span> :</text:p>
      <text:p text:style-name="P5"/>
      <text:p text:style-name="P5"><text:soft-page-break/><text:span text:style-name="T9">Thomas</text:span> :</text:p>
      <text:p text:style-name="P5"/>
      <text:p text:style-name="P12"><text:span text:style-name="T9">Valéry</text:span> : <text:line-break/>Le travail a été effectué lors de « sessions communes » du groupe <text:span text:style-name="T7">projet </text:span>à l'UFR de Mathématique-Informatique <text:span text:style-name="T7">pour plus de facilité de collaboration</text:span>.<text:line-break/><text:span text:style-name="T2">Une partie du travail a également été réalisée à domicile.</text:span></text:p>
      <text:p text:style-name="P20"><text:line-break/>Difficultés rencontrées :</text:p>
      <text:p text:style-name="P5">- <text:span text:style-name="T7">développement réseau : étant de profil développeur d'applications, j'ai dû me « mettre dans le bain » (lire les fonctionnements, documentations, etc. ) pour pouvoir avancer<text:line-break/><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line-break/></text:span></text:p>
      <text:p text:style-name="P5">- <text:span text:style-name="T8">Git : n'ayant utilisé auparavant que des logiciels de gestion de versions tel que Tortoise SVN, bien que les fonctionnements restent les mêmes, j'ai dû apprendre et m'habituer aux commandes git</text:span></text:p>
      <text:h text:style-name="Heading_20_1" text:outline-level="1"><text:bookmark-start text:name="__RefHeading__420_2109789138"/>Annexe<text:bookmark-end text:name="__RefHeading__420_2109789138"/></text:h>
      <text:p text:style-name="P13">Rajouter Sources <text:span text:style-name="T8">en bas du pseudo-code netanalyser</text:span>?</text:p>
      <text:h text:style-name="Heading_20_2" text:outline-level="2"><text:bookmark-start text:name="__RefHeading__410_2109789138"/>Pseudo-code de netanalyser<text:bookmark-end text:name="__RefHeading__410_2109789138"/></text:h>
      <text:p text:style-name="P8"/>
      <text:p text:style-name="P8"><text:s/>* cur_ttl := 30</text:p>
      <text:p text:style-name="P8"><text:s/>* N := 5</text:p>
      <text:p text:style-name="P8"><text:s/>* </text:p>
      <text:p text:style-name="P8"><text:s/>* if HostIsJoinable ( TTL:=64 )</text:p>
      <text:p text:style-name="P8"><text:s/>* <text:s/><text:tab/>begin loop</text:p>
      <text:p text:style-name="P8"><text:s/>* <text:s/><text:tab/><text:tab/>best_ttl := traceroute ( TTL:=cur_ttl )</text:p>
      <text:p text:style-name="P8"><text:s/>* <text:s/><text:tab/><text:tab/>if destination reached</text:p>
      <text:p text:style-name="P8"><text:s/>* <text:s/><text:tab/><text:tab/><text:tab/>while ping ( TTL:=best_ttl ) ;</text:p>
      <text:p text:style-name="P8"><text:s/>* <text:s/><text:tab/><text:tab/><text:tab/>case changed delay</text:p>
      <text:p text:style-name="P8"><text:s/>* <text:s/><text:tab/><text:tab/><text:tab/><text:tab/>continue loop</text:p>
      <text:p text:style-name="P8"><text:s/>* <text:s/><text:tab/><text:tab/><text:tab/>case packet loss</text:p>
      <text:p text:style-name="P8"><text:s/>* <text:s/><text:tab/><text:tab/><text:tab/><text:tab/>for N attempts</text:p>
      <text:p text:style-name="P8"><text:s/>* <text:s/><text:tab/><text:tab/><text:tab/><text:tab/><text:tab/>best_ttl++</text:p>
      <text:p text:style-name="P8"><text:soft-page-break/><text:s/>* <text:s/><text:tab/><text:tab/><text:tab/><text:tab/><text:tab/>if ping ( TTL:=best_ttl )</text:p>
      <text:p text:style-name="P8"><text:s/>* <text:s/><text:tab/><text:tab/><text:tab/><text:tab/><text:tab/><text:tab/>cur_ttl := best_ttl</text:p>
      <text:p text:style-name="P8"><text:s/>* <text:s/><text:tab/><text:tab/><text:tab/><text:tab/><text:tab/><text:tab/>continue loop</text:p>
      <text:p text:style-name="P8"><text:s/>* <text:tab/><text:tab/><text:tab/><text:tab/><text:tab/>end if</text:p>
      <text:p text:style-name="P8"><text:s/>* <text:s/><text:tab/><text:tab/><text:tab/><text:tab/>end for</text:p>
      <text:p text:style-name="P8"><text:s/>* <text:s/><text:tab/><text:tab/><text:tab/><text:tab/>print info and exit</text:p>
      <text:p text:style-name="P8"><text:s/>* <text:tab/><text:tab/><text:tab/>end case</text:p>
      <text:p text:style-name="P8"><text:s/>* <text:s/><text:tab/><text:tab/>else</text:p>
      <text:p text:style-name="P8"><text:s/>* <text:s/><text:tab/><text:tab/><text:tab/>if HostIsJoinable ( TTL:=64 )</text:p>
      <text:p text:style-name="P8"><text:s/>* <text:s/><text:tab/><text:tab/><text:tab/><text:tab/>print protocol problem</text:p>
      <text:p text:style-name="P8"><text:s/>* <text:s/><text:tab/><text:tab/><text:tab/>end if</text:p>
      <text:p text:style-name="P8"><text:s/>* <text:s/><text:tab/><text:tab/><text:tab/>print info and exit</text:p>
      <text:p text:style-name="P8"><text:s/>* <text:s/><text:tab/><text:tab/>end if</text:p>
      <text:p text:style-name="P8"><text:s/>* <text:tab/>end loop</text:p>
      <text:p text:style-name="P8"><text:s/>* else</text:p>
      <text:p text:style-name="P8"><text:s/>* <text:s/><text:tab/>print info and exit</text:p>
      <text:p text:style-name="P8"><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13:57:04.879000000</dc:date>
    <meta:editing-duration>PT4H11M32S</meta:editing-duration>
    <meta:editing-cycles>43</meta:editing-cycles>
    <meta:generator>LibreOffice/4.1.4.2$Windows_x86 LibreOffice_project/0a0440ccc0227ad9829de5f46be37cfb6edcf72</meta:generator>
    <meta:document-statistic meta:table-count="0" meta:image-count="0" meta:object-count="0" meta:page-count="6" meta:paragraph-count="127" meta:word-count="808" meta:character-count="4920" meta:non-whitespace-character-count="4090"/>
  </office:meta>
</office:document-meta>
</file>